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15cm" fo:text-indent="0cm" style:auto-text-indent="false"/>
    </style:style>
    <style:style style:name="P2" style:family="paragraph" style:parent-style-name="Text_20_body" style:master-page-name="">
      <style:paragraph-properties fo:margin-left="0cm" fo:margin-right="0.034cm" fo:margin-top="0cm" fo:margin-bottom="0.423cm" fo:orphans="2" fo:widows="2" fo:text-indent="0cm" style:auto-text-indent="false" style:page-number="auto" style:writing-mode="lr-tb"/>
    </style:style>
    <style:style style:name="P3" style:family="paragraph" style:parent-style-name="Text_20_body" style:master-page-name="">
      <style:paragraph-properties fo:margin-left="0cm" fo:margin-right="0cm" fo:margin-top="0cm" fo:margin-bottom="0.423cm" fo:orphans="2" fo:widows="2" fo:text-indent="0cm" style:auto-text-indent="false" style:page-number="auto" style:writing-mode="lr-tb"/>
    </style:style>
    <style:style style:name="P4" style:family="paragraph" style:parent-style-name="Standard" style:master-page-name="">
      <style:paragraph-properties fo:margin-left="0cm" fo:margin-right="0cm" fo:margin-top="0cm" fo:margin-bottom="0.423cm" fo:orphans="2" fo:widows="2" fo:text-indent="0cm" style:auto-text-indent="false" style:page-number="auto" style:writing-mode="lr-tb"/>
    </style:style>
    <style:style style:name="P5" style:family="paragraph" style:parent-style-name="Standard">
      <style:paragraph-properties fo:margin-left="0cm" fo:margin-right="0cm" fo:margin-top="0cm" fo:margin-bottom="0.423cm" fo:orphans="2" fo:widows="2" fo:text-indent="0cm" style:auto-text-indent="false" style:writing-mode="lr-tb"/>
    </style:style>
    <style:style style:name="P6" style:family="paragraph" style:parent-style-name="Standard">
      <style:paragraph-properties fo:margin-left="0cm" fo:margin-right="0cm" fo:margin-top="0cm" fo:margin-bottom="0.423cm" fo:orphans="2" fo:widows="2" fo:text-indent="0cm" style:auto-text-indent="false" style:writing-mode="lr-tb"/>
      <style:text-properties fo:font-weight="bold" style:font-weight-asian="bold"/>
    </style:style>
    <style:style style:name="P7" style:family="paragraph" style:parent-style-name="Text_20_body">
      <style:paragraph-properties fo:margin-left="0cm" fo:margin-right="-0.026cm" fo:margin-top="0.423cm" fo:margin-bottom="0.212cm" fo:orphans="2" fo:widows="2" fo:text-indent="0cm" style:auto-text-indent="false" style:writing-mode="lr-tb"/>
    </style:style>
    <style:style style:name="P8" style:family="paragraph" style:parent-style-name="Text_20_body">
      <style:paragraph-properties fo:margin-left="0cm" fo:margin-right="0.016cm" fo:margin-top="0cm" fo:margin-bottom="0.423cm" fo:orphans="2" fo:widows="2" fo:text-indent="0cm" style:auto-text-indent="false" style:writing-mode="lr-tb">
        <style:tab-stops>
          <style:tab-stop style:position="13.693cm"/>
        </style:tab-stops>
      </style:paragraph-properties>
    </style:style>
    <style:style style:name="P9" style:family="paragraph" style:parent-style-name="Standard">
      <style:paragraph-properties fo:margin-left="0cm" fo:margin-right="0.016cm" fo:margin-top="0cm" fo:margin-bottom="0.423cm" fo:orphans="2" fo:widows="2" fo:text-indent="0cm" style:auto-text-indent="false" style:writing-mode="lr-tb"/>
      <style:text-properties fo:font-weight="bold" style:font-weight-asian="bold"/>
    </style:style>
    <style:style style:name="P10" style:family="paragraph" style:parent-style-name="Standard" style:master-page-name="">
      <style:paragraph-properties fo:margin-left="0cm" fo:margin-right="0.016cm" fo:margin-top="0cm" fo:margin-bottom="0.423cm" fo:orphans="2" fo:widows="2" fo:text-indent="0cm" style:auto-text-indent="false" style:page-number="auto" style:writing-mode="lr-tb"/>
    </style:style>
    <style:style style:name="P11" style:family="paragraph" style:parent-style-name="Text_20_body" style:master-page-name="">
      <style:paragraph-properties fo:margin-left="0cm" fo:margin-right="-0.016cm" fo:margin-top="0cm" fo:margin-bottom="0.423cm" fo:orphans="2" fo:widows="2" fo:text-indent="0cm" style:auto-text-indent="false" style:page-number="auto" style:writing-mode="lr-tb"/>
    </style:style>
    <style:style style:name="P12" style:family="paragraph" style:parent-style-name="Text_20_body" style:master-page-name="">
      <style:paragraph-properties fo:margin-left="4.895cm" fo:margin-right="4.514cm" fo:margin-top="0.423cm" fo:margin-bottom="0.212cm" fo:text-align="start" style:justify-single-word="false" fo:orphans="2" fo:widows="2" fo:text-indent="0cm" style:auto-text-indent="false" style:page-number="auto" style:writing-mode="lr-tb"/>
    </style:style>
    <style:style style:name="P13" style:family="paragraph" style:parent-style-name="Standard">
      <style:paragraph-properties fo:margin-left="0cm" fo:margin-right="0.049cm" fo:margin-top="0cm" fo:margin-bottom="0.423cm" fo:orphans="2" fo:widows="2" fo:text-indent="0cm" style:auto-text-indent="false" style:writing-mode="lr-tb"/>
    </style:style>
    <style:style style:name="P14" style:family="paragraph" style:parent-style-name="Standard">
      <style:paragraph-properties fo:margin-top="0cm" fo:margin-bottom="0.423cm" fo:orphans="2" fo:widows="2" style:writing-mode="lr-tb"/>
    </style:style>
    <style:style style:name="P15" style:family="paragraph" style:parent-style-name="Contents_20_1">
      <style:paragraph-properties>
        <style:tab-stops>
          <style:tab-stop style:position="13.443cm" style:type="right" style:leader-style="dotted" style:leader-text="."/>
        </style:tab-stops>
      </style:paragraph-properties>
    </style:style>
    <style:style style:name="P16" style:family="paragraph" style:parent-style-name="Contents_20_2">
      <style:paragraph-properties>
        <style:tab-stops>
          <style:tab-stop style:position="13.443cm" style:type="right" style:leader-style="dotted" style:leader-text="."/>
        </style:tab-stops>
      </style:paragraph-properties>
    </style:style>
    <style:style style:name="P17" style:family="paragraph" style:parent-style-name="Standard" style:list-style-name="L1" style:master-page-name="">
      <style:paragraph-properties fo:margin-top="0cm" fo:margin-bottom="0.423cm" fo:orphans="2" fo:widows="2" style:page-number="auto" style:writing-mode="lr-tb"/>
    </style:style>
    <style:style style:name="P18" style:family="paragraph" style:parent-style-name="Standard" style:list-style-name="L1">
      <style:paragraph-properties fo:margin-top="0cm" fo:margin-bottom="0.423cm" fo:orphans="2" fo:widows="2" style:writing-mode="lr-tb"/>
    </style:style>
    <style:style style:name="P19" style:family="paragraph" style:parent-style-name="Heading_20_1">
      <style:text-properties fo:font-weight="bold" style:font-weight-asian="bold"/>
    </style:style>
    <style:style style:name="P20" style:family="paragraph" style:parent-style-name="Heading_20_1">
      <style:paragraph-properties>
        <style:tab-stops/>
      </style:paragraph-properties>
    </style:style>
    <style:style style:name="P21" style:family="paragraph" style:parent-style-name="Heading_20_1" style:list-style-name="" style:master-page-name="Standard">
      <style:paragraph-properties fo:margin-left="2.018cm" fo:margin-right="1.919cm" fo:margin-top="0.423cm" fo:margin-bottom="0.212cm" fo:text-align="center" style:justify-single-word="false" fo:orphans="2" fo:widows="2" fo:text-indent="0cm" style:auto-text-indent="false" style:page-number="auto" fo:keep-with-next="always" style:writing-mode="lr-tb"/>
    </style:style>
    <style:style style:name="P22" style:family="paragraph" style:parent-style-name="Heading_20_1" style:list-style-name="">
      <style:paragraph-properties fo:margin-left="2.018cm" fo:margin-right="1.919cm" fo:margin-top="0.423cm" fo:margin-bottom="0.212cm" fo:text-align="center" style:justify-single-word="false" fo:orphans="2" fo:widows="2" fo:text-indent="0cm" style:auto-text-indent="false" style:writing-mode="lr-tb"/>
    </style:style>
    <style:style style:name="P23" style:family="paragraph" style:parent-style-name="Heading_20_1" style:list-style-name="" style:master-page-name="">
      <style:paragraph-properties fo:margin-left="1.769cm" fo:margin-right="1.422cm" fo:margin-top="0.423cm" fo:margin-bottom="0.212cm" fo:text-align="center" style:justify-single-word="false" fo:orphans="2" fo:widows="2" fo:text-indent="0cm" style:auto-text-indent="false" style:page-number="auto" fo:keep-with-next="always" style:writing-mode="lr-tb">
        <style:tab-stops>
          <style:tab-stop style:position="2.034cm"/>
        </style:tab-stops>
      </style:paragraph-properties>
      <style:text-properties fo:font-size="22pt" style:font-size-asian="22pt" style:font-size-complex="22pt"/>
    </style:style>
    <style:style style:name="P24" style:family="paragraph" style:parent-style-name="Heading_20_1">
      <style:paragraph-properties fo:break-before="page"/>
    </style:style>
    <style:style style:name="P25" style:family="paragraph" style:parent-style-name="Heading_20_2" style:master-page-name="">
      <style:paragraph-properties style:page-number="auto"/>
    </style:style>
    <style:style style:name="P2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fo:font-size="20pt" style:font-size-asian="20pt" style:font-size-complex="20pt"/>
    </style:style>
    <style:style style:name="T5" style:family="text">
      <style:text-properties fo:color="#66666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22"/>
      <text:p text:style-name="P22"/>
      <text:p text:style-name="P22"/>
      <text:p text:style-name="P23"><text:span text:style-name="T3">Simple,</text:span><text:line-break/>utmaningarna med att <text:span text:style-name="T4">bygga ett frontend-framework.</text:span></text:p>
      <text:p text:style-name="P12">Av: Dennis Majvall<text:line-break/>År: <text:s/>2018<text:line-break/>Ort: Malmö<text:line-break/>Utbildning: Lernia AB</text:p>
      <text:p text:style-name="P7"/>
      <text:list xml:id="list1392212721988560726" text:style-name="Outline">
        <text:list-item>
          <text:p text:style-name="P24"><text:bookmark-start text:name="_Toc238978453"/><text:bookmark-start text:name="__RefNumPara__381_543610904"/>Sammanfattning <text:bookmark-end text:name="__RefNumPara__381_543610904"/></text:p>
        </text:list-item>
      </text:list>
      <text:p text:style-name="P11"><text:bookmark-end text:name="_Toc238978453"/>Bygga framework, val man ställs inför, svårigheter, avvägningar.</text:p>
      <text:p text:style-name="Standard"/>
      <text:list xml:id="list29702505" text:continue-list="list1392212721988560726" text:style-name="Outline">
        <text:list-item text:start-value="1">
          <text:p text:style-name="Heading_20_1">Abstract</text:p>
        </text:list-item>
      </text:list>
      <text:p text:style-name="P2">yup yup</text:p>
      <text:list xml:id="list29711701" text:continue-numbering="true" text:style-name="Outline">
        <text:list-item>
          <text:p text:style-name="P24"><text:bookmark-start text:name="_Toc238978454"/><text:bookmark-start text:name="__RefHeading__277_1504886392"/>Förord<text:bookmark-end text:name="_Toc238978454"/><text:bookmark-end text:name="__RefHeading__277_1504886392"/></text:p>
        </text:list-item>
      </text:list>
      <text:p text:style-name="P3">yeaaaaaaaa</text:p>
      <text:list xml:id="list29697886" text:continue-numbering="true" text:style-name="Outline">
        <text:list-item>
          <text:p text:style-name="P24"><text:bookmark-start text:name="_Toc238978455"/><text:bookmark-start text:name="__RefHeading__279_1504886392"/>Innehållsförteckning<text:bookmark-end text:name="_Toc238978455"/><text:bookmark-end text:name="__RefHeading__279_1504886392"/></text:p>
        </text:list-item>
      </text:list>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Sammanfattning <text:tab/>2</text:p>
          <text:p text:style-name="P15">2.Abstract<text:tab/>2</text:p>
          <text:p text:style-name="P15">3.Förord<text:tab/>3</text:p>
          <text:p text:style-name="P15">4.Innehållsförteckning<text:tab/>4</text:p>
          <text:p text:style-name="P15">5.Inledning<text:tab/>5</text:p>
          <text:p text:style-name="P16">5.1 Bakgrund<text:tab/>6</text:p>
          <text:p text:style-name="P16">5.2 Problemformulering<text:tab/>7</text:p>
          <text:p text:style-name="P16">5.3 Syfte<text:tab/>7</text:p>
          <text:p text:style-name="P16">5.4 Avgränsningar<text:tab/>7</text:p>
          <text:p text:style-name="P15">6.Metod<text:tab/>8</text:p>
          <text:p text:style-name="P15">7.Analys<text:tab/>8</text:p>
          <text:p text:style-name="P15">8.Resultat<text:tab/>9</text:p>
          <text:p text:style-name="P15">9.Slutsats/er<text:tab/>9</text:p>
          <text:p text:style-name="P15">10.Ordlista och Index<text:tab/>10</text:p>
          <text:p text:style-name="P15">11.Bilagor (Appendix)<text:tab/>10</text:p>
        </text:index-body>
      </text:table-of-content>
      <text:p text:style-name="P8"/>
      <text:p text:style-name="P8"/>
      <text:list xml:id="list29715015" text:continue-numbering="true" text:style-name="Outline">
        <text:list-item>
          <text:p text:style-name="P24">Inledning</text:p>
          <text:list>
            <text:list-item>
              <text:h text:style-name="P25" text:outline-level="2">5.1 Bakgrund</text:h>
            </text:list-item>
          </text:list>
        </text:list-item>
      </text:list>
      <text:p text:style-name="P4">Antalet frontend-framework i JavaScript ökar varje vecka och vad som är populärt ena året skiljer sig ofta nästa år men vad beror detta på?<text:line-break/>Främsta anledningen till att byta vilket ramverk man använder är för att hitta ett enklare sätt att uttrycka kod i, sekundärt är att nyare ramverk ibland innehåller funktionaliteter som slår de äldre. Det är lätt att tro att nya teknologier är den primära anledningen till att byta men tyvärr är det så att funktionaliteterna i de olika ramverken knappt skiljer sig åt, de största skillnaderna är arkitekturen; t.ex dynamiska <text:s/>kontra immutable komponenter, klasser kontra objekt osv.</text:p>
      <text:p text:style-name="P5">En tydlig trend är att de populära nyare ramverken rör sig mot enklare och native syntax, varför det är så finns det många anledningar till. En av anledningarna för enklare syntax är en motreaktion mot äldre ramverk som länge dominerat marknaden (Angular m.m). De äldre ramverken har i jämförelse extremt komplicerade ekosystem och syntax. Detta påverkar hur mycket (onödig) boilerplate-kod som måste skrivas, hur lång inlärningstiden är och hur lätt man senare har för att anpassa sig till andra system.</text:p>
      <text:p text:style-name="P5"/>
      <text:list xml:id="list29701929" text:continue-numbering="true" text:style-name="Outline">
        <text:list-item>
          <text:list>
            <text:list-item>
              <text:h text:style-name="P26" text:outline-level="2">5.2 Problemformulering</text:h>
            </text:list-item>
          </text:list>
        </text:list-item>
      </text:list>
      <text:p text:style-name="Standard">Att det bildas så många nya frontend-ramverk är ett tecken på att industrin fortfarande inte hittat rätt, marknaden har inte stabiliserats då de populäraste produkterna ofta ersätts av nykomna konkurrenter.</text:p>
      <text:p text:style-name="Standard"/>
      <text:list xml:id="list29713821" text:continue-numbering="true" text:style-name="Outline">
        <text:list-item>
          <text:list>
            <text:list-item>
              <text:h text:style-name="Heading_20_2" text:outline-level="2">5.3 Syfte</text:h>
            </text:list-item>
          </text:list>
        </text:list-item>
      </text:list>
      <text:p text:style-name="P4">l</text:p>
      <text:p text:style-name="P1"/>
      <text:list xml:id="list29710628" text:continue-numbering="true" text:style-name="Outline">
        <text:list-item>
          <text:list>
            <text:list-item>
              <text:h text:style-name="Heading_20_2" text:outline-level="2">5.4 Avgränsningar</text:h>
            </text:list-item>
          </text:list>
        </text:list-item>
      </text:list>
      <text:p text:style-name="P10">Denna rapport förmodar att läsaren förstår vad generisk kod är och kommer därför inte förklara vad det är eller hur man skriver sådan kod. Rapporten är huvudsakligen baserad på praktisk erfarenhet men även teori från diverse kända programmeringsspråk så som C++, Java och Javascript, kunskap om nämnda språk hjälper men är ej krav för läsaren.<text:line-break/>Diskussion om generisk kod är högt teoretiskt då det i praktiken endast är en tillvägagångsmetod och tankesätt för att skriva kod.</text:p>
      <text:p text:style-name="P13"/>
      <text:list xml:id="list29722455" text:continue-numbering="true" text:style-name="Outline">
        <text:list-item>
          <text:p text:style-name="P24"><text:bookmark-start text:name="__RefHeading__283_1504886392"/><text:bookmark-start text:name="_Toc238978457"/>Metod<text:bookmark-end text:name="__RefHeading__283_1504886392"/><text:bookmark-end text:name="_Toc238978457"/></text:p>
        </text:list-item>
      </text:list>
      <text:p text:style-name="P4">Genom aktivt analyserande och högt kritiskt tänkande inom både lång- &amp; kortvariga projekt utförda under flera år har det uppmärksammats vad i projekt som tar mest tid, var komplikationer brukar uppstå och lösningar på hur man kan förhindra dessa problem. Antaganden gjorda om valt ämne kan skilja sig stort från andras erfarenheter men sagda påståenden försöker hålla sig så objektiva som möjligt.</text:p>
      <text:p text:style-name="P6"/>
      <text:list xml:id="list29725209" text:continue-numbering="true" text:style-name="Outline">
        <text:list-item>
          <text:p text:style-name="P19">Analys</text:p>
        </text:list-item>
      </text:list>
      <text:p text:style-name="P1"/>
      <text:p text:style-name="P5"/>
      <text:list xml:id="list29713087" text:continue-numbering="true" text:style-name="Outline">
        <text:list-item>
          <text:p text:style-name="P24"><text:bookmark-start text:name="_Toc238978458"/>Resultat</text:p>
        </text:list-item>
      </text:list>
      <text:p text:style-name="P10"><text:bookmark-end text:name="_Toc238978458"/><text:line-break/></text:p>
      <text:p text:style-name="P9"/>
      <text:list xml:id="list29707072" text:continue-numbering="true" text:style-name="Outline">
        <text:list-item>
          <text:p text:style-name="P20">Slutsats/er</text:p>
        </text:list-item>
      </text:list>
      <text:p text:style-name="P4">Att bygga en jättesmart och enkel-att-använda kodkomponent kan vara väldigt kul och utmanande men det kommer nästan alltid komma tillbaks och kosta projektet förr eller senare.</text:p>
      <text:p text:style-name="P5">Ingen kod är perfekt och vi måste därför sträva efter att bygga kod som är lätt att underhålla oavsett vem som får ansvaret.</text:p>
      <text:p text:style-name="P5"><text:span text:style-name="T1"><text:line-break/>Keep it simple, stupid.</text:span><text:line-break/></text:p>
      <text:list xml:id="list29702865" text:continue-numbering="true" text:style-name="Outline">
        <text:list-item>
          <text:p text:style-name="P24"><text:bookmark-start text:name="__RefHeading__289_1504886392"/>O<text:bookmark-start text:name="_Toc238978460"/>rdlista och Index<text:bookmark-end text:name="__RefHeading__289_1504886392"/><text:bookmark-end text:name="_Toc238978460"/></text:p>
        </text:list-item>
      </text:list>
      <text:p text:style-name="P4">STL – Standard Library<text:line-break/>KISS – Keep it simple, stupid<text:line-break/>LiA – Lärande i arbete</text:p>
      <text:p text:style-name="P5"/>
      <text:list xml:id="list29722508" text:continue-numbering="true" text:style-name="Outline">
        <text:list-item>
          <text:p text:style-name="Heading_20_1"><text:bookmark-start text:name="__RefHeading__293_1504886392"/><text:bookmark-start text:name="_Toc238978462"/>Bilagor (Appendix)<text:bookmark-end text:name="__RefHeading__293_1504886392"/><text:bookmark-end text:name="_Toc238978462"/></text:p>
        </text:list-item>
      </text:list>
      <text:list xml:id="list3179001746007084109" text:style-name="L1">
        <text:list-item>
          <text:p text:style-name="P17"><text:span text:style-name="T5">Bilaga A:</text:span> Digital artikel om samma ämne (ENG):<text:line-break/><text:a xlink:type="simple" xlink:href="http://josdejong.com/blog/2015/01/06/code-reuse/" text:style-name="Internet_20_link" text:visited-style-name="Visited_20_Internet_20_Link">http://josdejong.com/blog/2015/01/06/code-reuse/</text:a></text:p>
        </text:list-item>
        <text:list-item>
          <text:p text:style-name="P18"><text:span text:style-name="T5">Bilaga B:</text:span> The Pragmatic Programmer<text:line-break/>From Journeyman to Master<text:line-break/>by Andrew Hunt and David Thomas<text:line-break/><text:a xlink:type="simple" xlink:href="https://pragprog.com/book/tpp/the-pragmatic-programmer/" text:style-name="Internet_20_link" text:visited-style-name="Visited_20_Internet_20_Link">https://pragprog.com/book/tpp/the-pragmatic-programmer/</text:a></text:p>
        </text:list-item>
        <text:list-item>
          <text:p text:style-name="P18"><text:span text:style-name="T5">Bilaga C:</text:span> STL C++<text:line-break/><text:a xlink:type="simple" xlink:href="https://en.wikipedia.org/wiki/Standard_Template_Library" text:style-name="Internet_20_link" text:visited-style-name="Visited_20_Internet_20_Link">https://en.wikipedia.org/wiki/Standard_Template_Library</text:a><text:line-break/><text:a xlink:type="simple" xlink:href="https://www.geeksforgeeks.org/the-c-standard-template-library-stl/" text:style-name="Internet_20_link" text:visited-style-name="Visited_20_Internet_20_Link">https://www.geeksforgeeks.org/the-c-standard-template-library-stl/</text:a></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0pt" fo:language="sv" fo:country="S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153cm" fo:margin-top="0cm" fo:margin-bottom="0.423cm" fo:orphans="2" fo:widows="2" fo:text-indent="0cm" style:auto-text-indent="false"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style style:name="List" style:family="paragraph" style:parent-style-name="Text_20_body" style:class="list">
      <style:text-properties style:font-name-complex="Lucida Sans1"/>
    </style:style>
    <style:style style:name="Caption" style:family="paragraph" style:parent-style-name="Standard" style:default-outline-level="" style:list-style-name="" style:class="extra"/>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423cm" fo:margin-bottom="0.212cm" fo:keep-with-next="always"/>
      <style:text-properties style:font-name="Arial1"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106cm" fo:keep-with-next="always"/>
      <style:text-properties style:font-name="Arial1" fo:font-size="16pt" fo:font-weight="bold" style:font-size-asian="16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106cm" fo:keep-with-next="always"/>
      <style:text-properties style:font-name="Arial1"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Arial1" fo:font-style="italic" fo:font-weight="bold"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cm" fo:margin-bottom="0.106cm"/>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cm" fo:margin-bottom="0.106cm"/>
      <style:text-properties fo:font-style="italic" style:font-style-asian="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8pt" style:font-size-asian="8pt"/>
    </style:style>
    <style:style style:name="List_20_Number" style:display-name="List Number" style:family="paragraph" style:parent-style-name="Standard" style:default-outline-level="1" style:list-style-name="Outline">
      <style:paragraph-properties fo:margin-left="0.63cm" fo:margin-right="-0.153cm" fo:margin-top="0cm" fo:margin-bottom="0cm" fo:text-indent="-0.63cm" style:auto-text-indent="false"/>
    </style:style>
    <style:style style:name="List_20_Bullet" style:display-name="List Bullet" style:family="paragraph" style:parent-style-name="Standard" style:default-outline-level="" style:list-style-name="">
      <style:paragraph-properties fo:margin-top="0cm" fo:margin-bottom="0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1" style:family="paragraph" style:parent-style-name="Standard" style:default-outline-level="2">
      <style:paragraph-properties fo:margin-top="0.176cm" fo:margin-bottom="0.176cm" fo:keep-with-next="always"/>
      <style:text-properties fo:font-size="24pt" fo:font-weight="bold" style:letter-kerning="true" style:font-size-asian="24pt" style:font-weight-asian="bold"/>
    </style:style>
    <style:style style:name="H2" style:family="paragraph" style:parent-style-name="Standard" style:default-outline-level="3">
      <style:paragraph-properties fo:margin-top="0.176cm" fo:margin-bottom="0.176cm" fo:keep-with-next="always"/>
      <style:text-properties fo:font-size="18pt" fo:font-weight="bold" style:font-size-asian="18pt" style:font-weight-asian="bold"/>
    </style:style>
    <style:style style:name="H4" style:family="paragraph" style:parent-style-name="Standard" style:default-outline-level="5">
      <style:paragraph-properties fo:margin-top="0.176cm" fo:margin-bottom="0.176cm" fo:keep-with-next="always"/>
      <style:text-properties fo:font-weight="bold" style:font-weight-asian="bold"/>
    </style:style>
    <style:style style:name="Body_20_Text_20_2" style:display-name="Body Text 2" style:family="paragraph" style:parent-style-name="Standard" style:default-outline-level="" style:list-style-name="">
      <style:paragraph-properties fo:margin-left="0cm" fo:margin-right="0.164cm" fo:text-indent="0cm" style:auto-text-indent="false"/>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cm" fo:line-height="115%" fo:keep-together="always" fo:text-indent="0cm" style:auto-text-indent="false" text:number-lines="false" text:line-number="0"/>
      <style:text-properties fo:color="#365f91" style:font-name="Cambria"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style:font-size-asian="12pt"/>
    </style:style>
    <style:style style:name="ListLabel_20_2" style:display-name="ListLabel 2" style:family="text">
      <style:text-properties fo:font-size="12pt" fo:font-style="normal" fo:font-weight="normal" style:font-size-asian="12pt" style:font-style-asian="normal" style:font-weight-asian="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cm" fo:margin-left="0.63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2cm" fo:margin-bottom="0.981cm" fo:margin-left="4.018cm" fo:margin-right="3.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get Lerniamaterial</dc:title>
    <meta:initial-creator>sakerman</meta:initial-creator>
    <dc:creator>Dennis Majvall</dc:creator>
    <meta:editing-cycles>21</meta:editing-cycles>
    <meta:print-date>2009-08-25T13:46:00</meta:print-date>
    <meta:creation-date>2016-08-16T20:45:00</meta:creation-date>
    <dc:date>2018-06-05T09:51:33.88</dc:date>
    <meta:editing-duration>PT11H33M7S</meta:editing-duration>
    <meta:generator>OpenOffice/4.1.3$Win32 OpenOffice.org_project/413m1$Build-9783</meta:generator>
    <meta:document-statistic meta:table-count="0" meta:image-count="0" meta:object-count="0" meta:page-count="9" meta:paragraph-count="49" meta:word-count="549" meta:character-count="3639"/>
    <meta:user-defined meta:name="AppVersion">15.0000</meta:user-defined>
    <meta:user-defined meta:name="Company">Lern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